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3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9.09 11:08   |   <text:a xlink:type="simple" xlink:href="http://palinfo.habago.org/Entry?Command=Information_PrintForum&amp;iPage=3#FORUM37870"><text:span text:style-name="T1">#</text:span></text:a></text:p>
      <text:p text:style-name="P2">卡韓政變 (164)：人渣總動員 <text:line-break/><text:line-break/>陳真 2019.09.09. <text:line-break/><text:line-break/><text:line-break/>去年市長選舉中，人渣黨的東廠公公們曾經企圖以鄭南榕案來攻擊侯友宜。這樣的攻擊對不對，合不合理，其實得看情況。 <text:line-break/><text:line-break/>首先，如果侯友宜當年之黨國打手行徑有其道德問題，那麼，人渣黨變質後所膜拜的祖師爺貪污老賊李登輝，更應繩之以法不是嗎？因為李登輝當權的十多年之中，一切所謂政治迫害，全是由他下令，一手主導；哪有歌頌、膜拜希特勒，卻反而鎖定攻擊納粹政權底下一名小打手之理？ <text:line-break/><text:line-break/>人渣黨就是透過這樣一種極其骯髒的所謂轉型正義，藉以鬥爭異己，謀取政治利益， 非常惡劣無恥。 <text:line-break/><text:line-break/>我並不反對轉型正義，但天底下沒有主要加害者來追究次要加害者或甚至無辜者之理。若要追究，第一個應該繩之以法的就是李登輝，同時也應包括他的當年愛將蔡英文等人。若真要追究正義，國民兩黨都得關門大吉，八成以上的政客恐怕都得打入監牢。 <text:line-break/><text:line-break/>在上述這個意義上，我們當然反對鎖定侯友宜去進行攻擊，畢竟他當年只是一個根本微不足道的黨國打手。 <text:line-break/><text:line-break/>不過，話說回來，侯友宜動輒以所謂 "公務員奉命行事" 來推卸一切責任，難道就說得通？也許推得了法律責任，但是道德責任依舊存在。雖是奉命行事，但問題卻在於他的態度；他所表現出來的兇狠與敵意，遠超過所謂奉命行事之價值中立。他就像專門負責偵緝、圍捕黨外人士的那樣一種角色，非常敵視與暴力，毫不留情。相關例子說不完，何止鄭南榕一案。 <text:line-break/><text:line-break/>我認為，一個人當他面臨那樣一種指責時，理當勇於承認過去的錯誤，而不是反而還把自己塑造成什麼英雄似的，說自己之圍捕鄭南榕是一次 "不成功的救援"。這不但不是事實，而且說法十分卑劣無恥。歷史種種，不過也才三、四十年，我們當事人都還活著不是嗎？可別一副好像什麼鐵肩擔道義的正人君子，未免佔了便宜還賣乖。 <text:line-break/><text:line-break/>這樣一個人，理當不值得議論。我之所以批評他，自然也是因為忍他忍很久了，從黨外忍到現在，看他一路飛黃騰達，忽藍忽綠，實在很感冒；誰給他官位，他就效忠誰。最近看他百般扯韓國瑜後腿，更是令人反感。說穿了，就是己身想坐大，不爽看到韓國瑜跑第一；滿嘴什麼市政優先、人民第一，每一句話就是想損韓，甚至還說什麼 "台灣總得有人要好好做事" 來拒絕支持韓國瑜。 <text:line-break/><text:line-break/>台灣政壇就是一堆這種投機份子，例如郭台銘、柯文哲等等等。這些人，心無善念，缺乏理想，只以個人權位為重；為達目的，不擇手段，卻又往往裝模作態滿口漂亮話，把人民當白痴。當然，侯友宜的惡性程度遠遠沒法跟郭、柯等人相提並論。 <text:line-break/><text:line-break/>我發現，只要你看出一種言行模式，就能明白，人其實不太會變，是什麼樣的人就永遠是什麼樣的人。人渣們似乎始終有個信念，他們相信，只要手段夠無恥夠下流，就能勝出；於是，好好一個韓國瑜竟然被打成人民公敵似的。這場選舉，可說是人渣總動員，每天惡行不斷，非常下流；光是一場黨內初選就已如此醜陋，往後幾個月的選戰，卑鄙齷齪程度可想而知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